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2710D83D7A33BFB70B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35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376cm" svg:x="1cm" svg:y="10.781cm">
          <draw:image xlink:href="Pictures/1000000000000780000002710D83D7A33BFB70B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6T07:15:41.950929222</dc:date>
    <meta:editing-duration>PT36S</meta:editing-duration>
    <meta:editing-cycles>1</meta:editing-cycles>
    <meta:document-statistic meta:object-count="1"/>
    <meta:generator>LibreOffice/5.1.6.2$Linux_X86_64 LibreOffice_project/10m0$Build-2</meta:generator>
  </office:meta>
</office:document-meta>
</file>